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299in" fo:margin-left="0.4868in" fo:margin-top="0.1in" fo:margin-bottom="0.1in" table:align="left"/>
    </style:style>
    <style:style style:name="Table1.A" style:family="table-column">
      <style:table-column-properties style:column-width="2.4979in"/>
    </style:style>
    <style:style style:name="Table1.B" style:family="table-column">
      <style:table-column-properties style:column-width="1.6292in"/>
    </style:style>
    <style:style style:name="Table1.C" style:family="table-column">
      <style:table-column-properties style:column-width="2.3028in"/>
    </style:style>
    <style:style style:name="Table1.1" style:family="table-row">
      <style:table-row-properties fo:background-color="transparent">
        <style:background-image/>
      </style:table-row-properties>
    </style:style>
    <style:style style:name="Table1.A1" style:family="table-cell">
      <style:table-cell-properties fo:background-color="#eeeeee" fo:padding="0.0403in" fo:border="none">
        <style:background-image/>
      </style:table-cell-properties>
    </style:style>
    <style:style style:name="Table1.B2" style:family="table-cell">
      <style:table-cell-properties fo:background-color="#99cc99" fo:padding="0.0403in" fo:border="none">
        <style:background-image/>
      </style:table-cell-properties>
    </style:style>
    <style:style style:name="Table1.B8" style:family="table-cell">
      <style:table-cell-properties fo:background-color="transparent" fo:padding="0.0403in" fo:border="none">
        <style:background-image/>
      </style:table-cell-properties>
    </style:style>
    <style:style style:name="P1" style:family="paragraph" style:parent-style-name="Footer">
      <style:paragraph-properties fo:text-align="end" style:justify-single-word="false"/>
      <style:text-properties officeooo:rsid="000eab09" officeooo:paragraph-rsid="007de1a0"/>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rsid="004c343a" officeooo:paragraph-rsid="004c343a"/>
    </style:style>
    <style:style style:name="P4" style:family="paragraph" style:parent-style-name="Text_20_body">
      <style:text-properties officeooo:rsid="004c343a" officeooo:paragraph-rsid="0089e426"/>
    </style:style>
    <style:style style:name="P5" style:family="paragraph" style:parent-style-name="Text_20_body">
      <style:text-properties officeooo:rsid="00198afe" officeooo:paragraph-rsid="0074419f"/>
    </style:style>
    <style:style style:name="P6" style:family="paragraph" style:parent-style-name="Text_20_body">
      <style:text-properties officeooo:paragraph-rsid="0065d11e"/>
    </style:style>
    <style:style style:name="P7" style:family="paragraph" style:parent-style-name="Text_20_body">
      <style:text-properties officeooo:rsid="0065d11e" officeooo:paragraph-rsid="0065d11e"/>
    </style:style>
    <style:style style:name="P8" style:family="paragraph" style:parent-style-name="Text_20_body">
      <style:text-properties officeooo:rsid="0067638a" officeooo:paragraph-rsid="00749a64"/>
    </style:style>
    <style:style style:name="P9" style:family="paragraph" style:parent-style-name="Text_20_body">
      <style:text-properties fo:font-weight="bold" officeooo:rsid="0067638a" officeooo:paragraph-rsid="0067638a" style:font-weight-asian="bold" style:font-weight-complex="bold"/>
    </style:style>
    <style:style style:name="P10" style:family="paragraph" style:parent-style-name="Footnote">
      <style:text-properties officeooo:rsid="00262b78" officeooo:paragraph-rsid="00262b78"/>
    </style:style>
    <style:style style:name="P11" style:family="paragraph" style:parent-style-name="Footnote">
      <style:text-properties officeooo:rsid="005878d2" officeooo:paragraph-rsid="005878d2"/>
    </style:style>
    <style:style style:name="P12" style:family="paragraph" style:parent-style-name="Footnote">
      <style:text-properties officeooo:rsid="007266d7" officeooo:paragraph-rsid="007266d7"/>
    </style:style>
    <style:style style:name="P13" style:family="paragraph" style:parent-style-name="Footnote">
      <style:text-properties officeooo:rsid="007266d7" officeooo:paragraph-rsid="0088b16f"/>
    </style:style>
    <style:style style:name="P14" style:family="paragraph" style:parent-style-name="Text_20_body_20_indent">
      <style:paragraph-properties fo:margin-left="0.4925in" fo:margin-right="0in" fo:text-indent="0in" style:auto-text-indent="false"/>
      <style:text-properties fo:color="#333333" officeooo:paragraph-rsid="00699e2d"/>
    </style:style>
    <style:style style:name="P15" style:family="paragraph" style:parent-style-name="Text_20_body">
      <style:paragraph-properties fo:margin-left="0.4925in" fo:margin-right="0in" fo:text-indent="0in" style:auto-text-indent="false"/>
      <style:text-properties officeooo:paragraph-rsid="00699e2d"/>
    </style:style>
    <style:style style:name="P16" style:family="paragraph" style:parent-style-name="Text_20_body">
      <style:paragraph-properties fo:margin-left="0.4925in" fo:margin-right="0in" fo:text-indent="0in" style:auto-text-indent="false"/>
      <style:text-properties fo:color="#333333" officeooo:rsid="006ed967" officeooo:paragraph-rsid="006ed967"/>
    </style:style>
    <style:style style:name="P17" style:family="paragraph" style:parent-style-name="Text_20_body">
      <style:paragraph-properties fo:margin-left="0.4925in" fo:margin-right="0in" fo:text-indent="0in" style:auto-text-indent="false"/>
      <style:text-properties fo:color="#dd4814" fo:font-weight="bold" officeooo:rsid="00699e2d" officeooo:paragraph-rsid="00699e2d" fo:background-color="transparent" style:font-weight-asian="bold" style:font-weight-complex="bold"/>
    </style:style>
    <style:style style:name="P18" style:family="paragraph" style:parent-style-name="Text_20_body">
      <style:paragraph-properties fo:margin-left="0.4925in" fo:margin-right="0in" fo:text-indent="0in" style:auto-text-indent="false"/>
      <style:text-properties fo:color="#dd4814" fo:font-weight="bold" officeooo:rsid="00699e2d" officeooo:paragraph-rsid="00699e2d" style:font-weight-asian="bold" style:font-weight-complex="bold"/>
    </style:style>
    <style:style style:name="P19" style:family="paragraph" style:parent-style-name="Text_20_body">
      <style:paragraph-properties fo:margin-left="0.4925in" fo:margin-right="0in" fo:text-indent="0in" style:auto-text-indent="false"/>
      <style:text-properties officeooo:rsid="006b0c9b" officeooo:paragraph-rsid="006b0c9b"/>
    </style:style>
    <style:style style:name="P20" style:family="paragraph" style:parent-style-name="Text_20_body">
      <style:paragraph-properties fo:margin-left="0.4925in" fo:margin-right="0in" fo:text-indent="0in" style:auto-text-indent="false"/>
      <style:text-properties officeooo:paragraph-rsid="00818ca4"/>
    </style:style>
    <style:style style:name="P21" style:family="paragraph" style:parent-style-name="Text_20_body">
      <style:paragraph-properties fo:margin-left="0.4925in" fo:margin-right="0in" fo:text-indent="0in" style:auto-text-indent="false"/>
      <style:text-properties officeooo:rsid="001b2472" officeooo:paragraph-rsid="00818ca4"/>
    </style:style>
    <style:style style:name="P22" style:family="paragraph" style:parent-style-name="Table_20_Contents">
      <style:text-properties fo:font-size="11pt" officeooo:rsid="006dc463" officeooo:paragraph-rsid="006dc463"/>
    </style:style>
    <style:style style:name="P23" style:family="paragraph" style:parent-style-name="Table_20_Contents">
      <style:paragraph-properties fo:text-align="center" style:justify-single-word="false"/>
      <style:text-properties fo:font-size="11pt" officeooo:rsid="006dc463" officeooo:paragraph-rsid="006dc463"/>
    </style:style>
    <style:style style:name="P24" style:family="paragraph" style:parent-style-name="Table_20_Contents">
      <style:text-properties fo:font-size="11pt" officeooo:rsid="006e097a" officeooo:paragraph-rsid="006e097a"/>
    </style:style>
    <style:style style:name="P25" style:family="paragraph" style:parent-style-name="Table_20_Contents">
      <style:paragraph-properties fo:text-align="center" style:justify-single-word="false"/>
      <style:text-properties fo:font-size="11pt" officeooo:rsid="006e097a" officeooo:paragraph-rsid="006e097a"/>
    </style:style>
    <style:style style:name="P26" style:family="paragraph" style:parent-style-name="Table_20_Contents">
      <style:text-properties fo:font-size="11pt" officeooo:rsid="006ed967" officeooo:paragraph-rsid="006ed967"/>
    </style:style>
    <style:style style:name="P27" style:family="paragraph" style:parent-style-name="Table_20_Contents">
      <style:paragraph-properties fo:text-align="center" style:justify-single-word="false"/>
      <style:text-properties fo:font-size="11pt" officeooo:rsid="006ed967" officeooo:paragraph-rsid="006ed967"/>
    </style:style>
    <style:style style:name="P28" style:family="paragraph" style:parent-style-name="Table_20_Contents">
      <style:text-properties fo:font-size="11pt" fo:font-weight="bold" officeooo:rsid="00818ca4" officeooo:paragraph-rsid="00818ca4" style:font-weight-asian="bold" style:font-weight-complex="bold"/>
    </style:style>
    <style:style style:name="P29" style:family="paragraph" style:parent-style-name="Table_20_Contents">
      <style:paragraph-properties fo:text-align="center" style:justify-single-word="false"/>
      <style:text-properties fo:color="#000000" fo:font-size="11pt" fo:font-weight="bold" officeooo:rsid="006b0c9b" officeooo:paragraph-rsid="006b0c9b" fo:background-color="transparent" style:font-weight-asian="bold" style:font-weight-complex="bold"/>
    </style:style>
    <style:style style:name="P30" style:family="paragraph" style:parent-style-name="Table_20_Contents">
      <style:text-properties fo:color="#000000" fo:font-size="11pt" fo:font-weight="bold" officeooo:rsid="006e097a" officeooo:paragraph-rsid="006e097a" fo:background-color="transparent" style:font-weight-asian="bold" style:font-weight-complex="bold"/>
    </style:style>
    <style:style style:name="P31"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fo:font-size="11pt" officeooo:rsid="006e097a" officeooo:paragraph-rsid="00818ca4"/>
    </style:style>
    <style:style style:name="P32" style:family="paragraph" style:parent-style-name="Heading_20_1">
      <style:text-properties officeooo:paragraph-rsid="00749a64"/>
    </style:style>
    <style:style style:name="P33" style:family="paragraph" style:parent-style-name="Heading_20_1">
      <style:text-properties officeooo:rsid="0065d11e" officeooo:paragraph-rsid="0065d11e"/>
    </style:style>
    <style:style style:name="P34" style:family="paragraph" style:parent-style-name="Heading_20_1">
      <style:text-properties officeooo:rsid="0067638a" officeooo:paragraph-rsid="0067638a"/>
    </style:style>
    <style:style style:name="P35" style:family="paragraph" style:parent-style-name="Heading_20_1">
      <style:text-properties officeooo:rsid="00799267" officeooo:paragraph-rsid="001b2472"/>
    </style:style>
    <style:style style:name="P36" style:family="paragraph" style:parent-style-name="Heading_20_1">
      <style:text-properties fo:color="#000000" officeooo:paragraph-rsid="00265015"/>
    </style:style>
    <style:style style:name="P37" style:family="paragraph" style:parent-style-name="Heading_20_1" style:master-page-name="First_20_Page">
      <style:paragraph-properties style:page-number="auto"/>
      <style:text-properties officeooo:rsid="0065d11e" officeooo:paragraph-rsid="0065d11e"/>
    </style:style>
    <style:style style:name="P38" style:family="paragraph" style:parent-style-name="Text_20_body" style:list-style-name="L3">
      <style:text-properties officeooo:rsid="0067638a" officeooo:paragraph-rsid="00749a64"/>
    </style:style>
    <style:style style:name="P39" style:family="paragraph" style:parent-style-name="Text_20_body" style:list-style-name="L4">
      <style:text-properties officeooo:rsid="0065d11e" officeooo:paragraph-rsid="0065d11e"/>
    </style:style>
    <style:style style:name="P40" style:family="paragraph" style:parent-style-name="Text_20_body" style:list-style-name="L5">
      <style:text-properties officeooo:rsid="005c5db9" officeooo:paragraph-rsid="004c343a"/>
    </style:style>
    <style:style style:name="P41" style:family="paragraph" style:parent-style-name="Text_20_body" style:list-style-name="L5">
      <style:text-properties officeooo:rsid="00799267" officeooo:paragraph-rsid="00799267"/>
    </style:style>
    <style:style style:name="P42" style:family="paragraph" style:parent-style-name="Text_20_body" style:list-style-name="L6">
      <style:text-properties officeooo:rsid="00799267" officeooo:paragraph-rsid="00799267"/>
    </style:style>
    <style:style style:name="P43" style:family="paragraph" style:parent-style-name="Text_20_body" style:list-style-name="L6">
      <style:text-properties officeooo:rsid="00799267" officeooo:paragraph-rsid="00702874"/>
    </style:style>
    <style:style style:name="P44" style:family="paragraph" style:parent-style-name="Text_20_body" style:list-style-name="L6">
      <style:text-properties officeooo:rsid="00702874" officeooo:paragraph-rsid="00702874"/>
    </style:style>
    <style:style style:name="P45" style:family="paragraph" style:parent-style-name="Text_20_body" style:list-style-name="L3">
      <style:paragraph-properties fo:margin-left="0.4925in" fo:margin-right="0in" fo:text-indent="0in" style:auto-text-indent="false"/>
      <style:text-properties officeooo:rsid="0067638a" officeooo:paragraph-rsid="00749a64"/>
    </style:style>
    <style:style style:name="P46" style:family="paragraph">
      <style:paragraph-properties fo:line-height="80%" fo:text-align="end"/>
    </style:style>
    <style:style style:name="P47" style:family="paragraph">
      <style:paragraph-properties fo:line-height="80%" fo:text-align="end"/>
      <style:text-properties style:font-name="Khula2" fo:font-size="14pt" style:font-size-asian="14pt" style:font-size-complex="14pt"/>
    </style:style>
    <style:style style:name="T1" style:family="text">
      <style:text-properties officeooo:rsid="007af100"/>
    </style:style>
    <style:style style:name="T2" style:family="text">
      <style:text-properties officeooo:rsid="003c9565"/>
    </style:style>
    <style:style style:name="T3" style:family="text">
      <style:text-properties officeooo:rsid="0019b638"/>
    </style:style>
    <style:style style:name="T4" style:family="text">
      <style:text-properties officeooo:rsid="001b2472"/>
    </style:style>
    <style:style style:name="T5" style:family="text">
      <style:text-properties officeooo:rsid="004c343a"/>
    </style:style>
    <style:style style:name="T6" style:family="text">
      <style:text-properties fo:color="#000000"/>
    </style:style>
    <style:style style:name="T7" style:family="text">
      <style:text-properties fo:color="#000000" officeooo:rsid="00265015"/>
    </style:style>
    <style:style style:name="T8" style:family="text">
      <style:text-properties fo:color="#000000" officeooo:rsid="007ceb21"/>
    </style:style>
    <style:style style:name="T9" style:family="text">
      <style:text-properties officeooo:rsid="0058a8b3"/>
    </style:style>
    <style:style style:name="T10" style:family="text">
      <style:text-properties officeooo:rsid="00591efd"/>
    </style:style>
    <style:style style:name="T11" style:family="text">
      <style:text-properties officeooo:rsid="005be400"/>
    </style:style>
    <style:style style:name="T12" style:family="text">
      <style:text-properties officeooo:rsid="005c5db9"/>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67638a"/>
    </style:style>
    <style:style style:name="T15" style:family="text">
      <style:text-properties fo:color="#333333" officeooo:rsid="0067638a"/>
    </style:style>
    <style:style style:name="T16" style:family="text">
      <style:text-properties fo:color="#333333" officeooo:rsid="001d35d0"/>
    </style:style>
    <style:style style:name="T17" style:family="text">
      <style:text-properties fo:color="#333333" officeooo:rsid="0018fe20"/>
    </style:style>
    <style:style style:name="T18" style:family="text">
      <style:text-properties officeooo:rsid="001d35d0"/>
    </style:style>
    <style:style style:name="T19" style:family="text">
      <style:text-properties officeooo:rsid="002197c0"/>
    </style:style>
    <style:style style:name="T20" style:family="text">
      <style:text-properties officeooo:rsid="001ed9f2"/>
    </style:style>
    <style:style style:name="T21" style:family="text">
      <style:text-properties officeooo:rsid="006e097a"/>
    </style:style>
    <style:style style:name="T22" style:family="text">
      <style:text-properties officeooo:rsid="006ed967"/>
    </style:style>
    <style:style style:name="T23" style:family="text">
      <style:text-properties officeooo:rsid="00702874"/>
    </style:style>
    <style:style style:name="T24" style:family="text">
      <style:text-properties officeooo:rsid="00764ab2"/>
    </style:style>
    <style:style style:name="T25" style:family="text">
      <style:text-properties fo:color="#dd4814" officeooo:rsid="0067638a"/>
    </style:style>
    <style:style style:name="T26" style:family="text">
      <style:text-properties fo:color="#dd4814" officeooo:rsid="005d563f"/>
    </style:style>
    <style:style style:name="T27" style:family="text">
      <style:text-properties officeooo:rsid="0077ec41"/>
    </style:style>
    <style:style style:name="T28" style:family="text">
      <style:text-properties officeooo:rsid="00799267"/>
    </style:style>
    <style:style style:name="T29" style:family="text">
      <style:text-properties officeooo:rsid="0080c191"/>
    </style:style>
    <style:style style:name="T30" style:family="text">
      <style:text-properties officeooo:rsid="00818ca4"/>
    </style:style>
    <style:style style:name="T31" style:family="text">
      <style:text-properties officeooo:rsid="00863bc3"/>
    </style:style>
    <style:style style:name="T32" style:family="text">
      <style:text-properties officeooo:rsid="0088b16f"/>
    </style:style>
    <style:style style:name="T33" style:family="text">
      <style:text-properties officeooo:rsid="008a9f0f"/>
    </style:style>
    <style:style style:name="T34" style:family="text">
      <style:text-properties officeooo:rsid="008b58dd"/>
    </style:style>
    <style:style style:name="T35" style:family="text">
      <style:text-properties style:font-name="Khula2"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style:style style:name="gr1" style:family="graphic">
      <style:graphic-properties draw:stroke="none" svg:stroke-color="#314004" draw:fill="none" draw:fill-color="#ffffff" fo:min-height="0.2047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5" draw:style-name="gr1" draw:text-style-name="P47" svg:width="2.3996in" svg:height="0.6433in" svg:x="5.4008in" svg:y="1.5417in">
        <draw:text-box>
          <text:p text:style-name="P46"><text:span text:style-name="T35">Partnership</text:span></text:p>
          <text:p text:style-name="P46"><text:span text:style-name="T35">with Northbridge</text:span></text:p>
        </draw:text-box>
      </draw:frame>
      <text:h text:style-name="P37" text:outline-level="1">What Is Partnership With Northbridge?</text:h>
      <text:p text:style-name="P5">Northbridge Technology Alliance <text:span text:style-name="T3">c</text:span>reates technology solutions for <text:span text:style-name="T11">charitable organizations who are engaged in social justice and community-building efforts. Partnership with Northbridge means that an organization or collaborative team has demonstrated that their activities are focused tightly on social justice and community-building and are therefore eligible to benefit from the charitable services that Northbridge provides.</text:span></text:p>
      <text:h text:style-name="P32" text:outline-level="1">Benefits <text:span text:style-name="T2">of Partnership</text:span></text:h>
      <text:p text:style-name="P8">When you qualify as a Northbridge partner: </text:p>
      <text:list xml:id="list2113794831025126765" text:style-name="L3">
        <text:list-item>
          <text:p text:style-name="P38">You earn the privilege to participate in our hosted conversations about <text:span text:style-name="T23">the </text:span>technical needs <text:span text:style-name="T23">of </text:span>the social justice community.</text:p>
        </text:list-item>
        <text:list-item>
          <text:p text:style-name="P45">You gain access to our growing array of <text:span text:style-name="T24">non-commercial</text:span> technical tools<text:span text:style-name="T22">.</text:span></text:p>
        </text:list-item>
      </text:list>
      <text:h text:style-name="P33" text:outline-level="1">How Does Northbridge Do This?</text:h>
      <text:p text:style-name="P7">Northbridge operates with these Guiding Principles at the forefront of every endeavor.</text:p>
      <text:list xml:id="list3027779884400383852" text:style-name="L4">
        <text:list-item>
          <text:p text:style-name="P39">The people we serve are the experts about their own needs.</text:p>
        </text:list-item>
        <text:list-item>
          <text:p text:style-name="P39">Technology is a means to, not a measure of, progress.</text:p>
        </text:list-item>
        <text:list-item>
          <text:p text:style-name="P39">Effective solutions are tangible, sustainable, and cross-organizational.</text:p>
        </text:list-item>
      </text:list>
      <text:p text:style-name="P6"><text:span text:style-name="T14">In other words, we listen. We listen carefully to what our constituents need in order to further their crucial work. We</text:span> bring together social justice leaders who are working on similar problems. We help these leaders pool their expertise, <text:span text:style-name="T13">together</text:span> imagining technology solutions that could raise productivity for all of them. Then, using skilled IT volunteers, North<text:span text:style-name="T14">b</text:span>ridge builds <text:span text:style-name="T24">non-commercial vendor-neutral </text:span>solutions that advance our partners program reach.</text:p>
      <text:h text:style-name="P34" text:outline-level="1">Technical Tools <text:span text:style-name="T23">Available to Northbridge Partners</text:span></text:h>
      <text:p text:style-name="P9">Nexus Global Web Conference Center</text:p>
      <text:p text:style-name="P17">Available May 2015</text:p>
      <text:p text:style-name="P20"><text:span text:style-name="T14">Northbridge Technology Alliance is proud to provide a sophisticated web conference platform to </text:span><text:soft-page-break/><text:span text:style-name="T14">our qualified partners. (</text:span><text:a xlink:type="simple" xlink:href="http://northbridgetech.org/downloads/Northbridge_web_conference_center.pdf"><text:span text:style-name="T25">Feature Details</text:span></text:a><text:span text:style-name="T14"><text:note text:id="ftn1" text:note-class="footnote"><text:note-citation>1</text:note-citation><text:note-body><text:p text:style-name="P12">http://northbridgetech.org/downloads/Northbridge_web_conference_center.pdf</text:p></text:note-body></text:note></text:span><text:span text:style-name="T14">) As a US 501(c)(3) organization, Northbridge maintains the Nexus Global Web Conference Center by means of m</text:span>icro-grant<text:span text:style-name="T4">s</text:span><text:span text:style-name="T4"><text:note text:id="ftn2" text:note-class="footnote"><text:note-citation>2</text:note-citation><text:note-body><text:p text:style-name="P11">Depending on small donations from motivated individuals allows <text:span text:style-name="T9">Northbridge</text:span> to use crowd funding techniques in order to support Nexus <text:span text:style-name="T10">and </text:span>also to enhance th<text:span text:style-name="T9">e</text:span> overall <text:span text:style-name="T9">cooperative, community </text:span>focus that Northbridge champions.</text:p></text:note-body></text:note></text:span><text:span text:style-name="T4"> from the general public.</text:span></text:p>
      <text:p text:style-name="P21">A tax-exempt micro-grant of as little as $50 to Northbridge Technology Alliance allows us to activate one Northbridge partner for one full year in the Nexus Global Web Conference Center. This includes unlimited meeting minutes for 10 seats, all-way video chat, mobile-enabled audio, training, and much more.</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0">Micro-grant Level</text:p>
            </table:table-cell>
            <table:table-cell table:style-name="Table1.A1" office:value-type="string">
              <text:p text:style-name="P29">$50</text:p>
            </table:table-cell>
            <table:table-cell table:style-name="Table1.A1" office:value-type="string">
              <text:p text:style-name="P29">$100</text:p>
            </table:table-cell>
          </table:table-row>
        </table:table-header-rows>
        <table:table-row table:style-name="Table1.1">
          <table:table-cell table:style-name="Table1.A1" office:value-type="string">
            <text:p text:style-name="P22"><text:span text:style-name="T21">Interactive r</text:span>oom seats</text:p>
          </table:table-cell>
          <table:table-cell table:style-name="Table1.B2" office:value-type="string">
            <text:p text:style-name="P23">10</text:p>
          </table:table-cell>
          <table:table-cell table:style-name="Table1.B2" office:value-type="string">
            <text:p text:style-name="P23">25</text:p>
          </table:table-cell>
        </table:table-row>
        <table:table-row table:style-name="Table1.1">
          <table:table-cell table:style-name="Table1.A1" office:value-type="string">
            <text:p text:style-name="P22"><text:span text:style-name="T30">M</text:span>eeting minutes</text:p>
          </table:table-cell>
          <table:table-cell table:style-name="Table1.B2" office:value-type="string">
            <text:p text:style-name="P23">Unlimited</text:p>
          </table:table-cell>
          <table:table-cell table:style-name="Table1.B2" office:value-type="string">
            <text:p text:style-name="P23"><text:span text:style-name="T29">U</text:span>nlimited</text:p>
          </table:table-cell>
        </table:table-row>
        <table:table-row table:style-name="Table1.1">
          <table:table-cell table:style-name="Table1.A1" office:value-type="string">
            <text:p text:style-name="P26">Training</text:p>
          </table:table-cell>
          <table:table-cell table:style-name="Table1.B2" office:value-type="string">
            <text:p text:style-name="P27">Yes</text:p>
          </table:table-cell>
          <table:table-cell table:style-name="Table1.B2" office:value-type="string">
            <text:p text:style-name="P27">Yes</text:p>
          </table:table-cell>
        </table:table-row>
        <table:table-row table:style-name="Table1.1">
          <table:table-cell table:style-name="Table1.A1" office:value-type="string">
            <text:p text:style-name="P22"><text:span text:style-name="T22">Mobile</text:span>-<text:span text:style-name="T22">enabled </text:span>audio</text:p>
          </table:table-cell>
          <table:table-cell table:style-name="Table1.B2" office:value-type="string">
            <text:p text:style-name="P23"><text:span text:style-name="T22">Y</text:span>es</text:p>
          </table:table-cell>
          <table:table-cell table:style-name="Table1.B2" office:value-type="string">
            <text:p text:style-name="P23"><text:span text:style-name="T22">Y</text:span>es</text:p>
          </table:table-cell>
        </table:table-row>
        <table:table-row table:style-name="Table1.1">
          <table:table-cell table:style-name="Table1.A1" office:value-type="string">
            <text:p text:style-name="P24">All-way video chat</text:p>
          </table:table-cell>
          <table:table-cell table:style-name="Table1.B2" office:value-type="string">
            <text:p text:style-name="P25">Yes</text:p>
          </table:table-cell>
          <table:table-cell table:style-name="Table1.B2" office:value-type="string">
            <text:p text:style-name="P25">Yes</text:p>
          </table:table-cell>
        </table:table-row>
        <table:table-row table:style-name="Table1.1">
          <table:table-cell table:style-name="Table1.A1" office:value-type="string">
            <text:p text:style-name="P22"><text:span text:style-name="T21">Non-commercial (a</text:span>d-free<text:span text:style-name="T33">)</text:span></text:p>
          </table:table-cell>
          <table:table-cell table:style-name="Table1.B2" office:value-type="string">
            <text:p text:style-name="P23">Yes</text:p>
          </table:table-cell>
          <table:table-cell table:style-name="Table1.B2" office:value-type="string">
            <text:p text:style-name="P23">Yes</text:p>
          </table:table-cell>
        </table:table-row>
        <table:table-row table:style-name="Table1.1">
          <table:table-cell table:style-name="Table1.A1" office:value-type="string">
            <text:p text:style-name="P28">Many more features available</text:p>
          </table:table-cell>
          <table:table-cell table:style-name="Table1.B8" table:number-columns-spanned="2" office:value-type="string">
            <text:p text:style-name="P31"><text:span text:style-name="T4">See </text:span><text:a xlink:type="simple" xlink:href="http://northbridgetech.org/downloads/Northbridge_tech_specs.pdf"><text:span text:style-name="T4">Micro-grant Details</text:span></text:a><text:span text:style-name="T4"><text:note text:id="ftn3" text:note-class="footnote"><text:note-citation>3</text:note-citation><text:note-body><text:p text:style-name="P13">http://northbridgetech.org/downloads/Northbridge_<text:span text:style-name="T32">tech_specs</text:span>.pdf</text:p></text:note-body></text:note></text:span><text:span text:style-name="T4"> for complete feature list.</text:span></text:p>
          </table:table-cell>
          <table:covered-table-cell/>
        </table:table-row>
      </table:table>
      <text:p text:style-name="P19"/>
      <text:p text:style-name="P9">Nexus Collaboration Platform</text:p>
      <text:p text:style-name="P18">Available Spring 2016</text:p>
      <text:p text:style-name="P15"><text:span text:style-name="T15">It is widely acknowledged by the nonprofit community </text:span><text:span text:style-name="T16">that </text:span><text:span text:style-name="T15">the most effective </text:span><text:span text:style-name="T17">and lasting </text:span><text:span text:style-name="T15">work in our sector is </text:span><text:span text:style-name="T16">often </text:span><text:span text:style-name="T15">done collaboratively. It is also widely acknowledged that while most nonprofits aspire to collaborative partnerships, this type of work is actually </text:span><text:span text:style-name="T16">notoriously</text:span><text:span text:style-name="T15"> difficult to achieve. One significant obstacle to collaborative work is the </text:span><text:span text:style-name="T17">practical </text:span><text:span text:style-name="T15">lack of access to a </text:span><text:soft-page-break/><text:span text:style-name="T15">framework from which to create and sustain collaborative communications throughout the life-cycle of a cross-organizational partnership.</text:span></text:p>
      <text:p text:style-name="P14">There <text:span text:style-name="T19">is</text:span> no shortage of collaborative tools and solutions in the marketplace at large. However, there are <text:s/>formidable obstacles to <text:span text:style-name="T20">unified </text:span>adoption <text:span text:style-name="T18">by</text:span> organizationally unconnected nonprofits, including cost, security, community delineation, and central administration. </text:p>
      <text:p text:style-name="P16">Northbridge is building a solution to this problems. The Nexus Collaboration Platform is currently in pilot phase with influential <text:span text:style-name="T23">M</text:span>idwest collaborations and will be available to our partners next year.</text:p>
      <text:h text:style-name="P35" text:outline-level="1">Who Is Eligible for Partnership?</text:h>
      <text:p text:style-name="P3">In order to <text:span text:style-name="T27">become a Northbridge partner and </text:span>qualify for th<text:span text:style-name="T12">e charitable services that Northbridge provides, an organization</text:span> <text:span text:style-name="T31">or collaborative team </text:span>must:</text:p>
      <text:list xml:id="list2658601801143113708" text:style-name="L5">
        <text:list-item>
          <text:p text:style-name="P40">Demonstrate that their activities are directed toward social justice and community building;</text:p>
        </text:list-item>
        <text:list-item>
          <text:p text:style-name="P41">Demonstrate that they are</text:p>
        </text:list-item>
      </text:list>
      <text:list xml:id="list1665910707902647615" text:style-name="L6">
        <text:list-item>
          <text:p text:style-name="P42">supported by, fiscally sponsored by, or acting under the supervision of a US IRS tax-exempt organization, or</text:p>
        </text:list-item>
        <text:list-item>
          <text:p text:style-name="P44"><text:span text:style-name="T28">r</text:span>egistered in the United States as a nonprofit, charitable organization with a budget of less than $25,00<text:span text:style-name="T34">0</text:span>, <text:span text:style-name="T28">or</text:span></text:p>
        </text:list-item>
        <text:list-item>
          <text:p text:style-name="P43">if a non US organization, able to provide evidence of the charitable nature of the organization based on the regulations of your country of operation</text:p>
        </text:list-item>
      </text:list>
      <text:p text:style-name="P4">It is possible for a smaller team that is sustained by one or more larger organizations to gain partner standing. This is a good approach for collaborative teams that span organizational boundaries or for smaller teams that are embedded within very large organizations. Northbridge does not partner directly with houses of worship, however task forces or other long-standing social efforts that a house of worship sustains may obtain partnership with us. <text:s/></text:p>
      <text:h text:style-name="P36" text:outline-level="1">How Do I <text:span text:style-name="T5">Apply To Become a Northbridge Partner</text:span>?</text:h>
      <text:p text:style-name="Text_20_body"><text:a xlink:type="simple" xlink:href="http://northbridgetech.org/"><text:span text:style-name="T26">Apply online</text:span></text:a><text:span text:style-name="T6"><text:note text:id="ftn4" text:note-class="footnote"><text:note-citation>4</text:note-citation><text:note-body><text:p text:style-name="P10">http://northbridgetech.org</text:p></text:note-body></text:note></text:span><text:span text:style-name="T6"> </text:span><text:span text:style-name="T7">at the Northbridge Technology Alliance we</text:span><text:span text:style-name="T8">b 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2" svg:font-family="Khula" style:font-pitch="variable"/>
    <style:font-face style:name="Khula1" svg:font-family="Khula" style:font-adornments="Bold" style:font-pitch="variable"/>
    <style:font-face style:name="Khula" svg:font-family="Khula" style:font-adornments="Regular"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Text_20_body_20_indent" style:display-name="Text body indent" style:family="paragraph" style:parent-style-name="Text_20_body" style:class="text">
      <style:paragraph-properties fo:margin-left="0.1965in" fo:margin-right="0in" fo:margin-top="0in" fo:margin-bottom="0.0799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7de1a0"/>
    </style:style>
    <style:style style:name="MP2" style:family="paragraph" style:parent-style-name="Footer">
      <style:paragraph-properties fo:text-align="end" style:justify-single-word="false"/>
      <style:text-properties officeooo:rsid="000eab09" officeooo:paragraph-rsid="000eab09"/>
    </style:style>
    <style:style style:name="MT1" style:family="text">
      <style:text-properties officeooo:rsid="007af10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2"><draw:image xlink:href="Pictures/10000000000000C8000000C829C29D22.jpg" xlink:type="simple" xlink:show="embed" xlink:actuate="onLoad"/></draw:frame><text:span text:style-name="MT1">Partnership with Northbridge</text:span>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1">Partnership with Northbridge</text:span> <text:s text:c="3"/><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p text:style-name="Header"><draw:frame draw:style-name="Mfr1" draw:name="Image3" text:anchor-type="paragraph" svg:x="0.1146in" svg:y="0.1398in" svg:width="4.0484in" svg:height="1.2335in" draw:z-index="0"><draw:image xlink:href="Pictures/100000000000119400000576DA8B4D44.jpg" xlink:type="simple" xlink:show="embed" xlink:actuate="onLoad"/></draw:frame></text:p>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2:52:26.003868035</meta:creation-date>
    <meta:editing-duration>PT4H7M2S</meta:editing-duration>
    <meta:editing-cycles>31</meta:editing-cycles>
    <meta:generator>LibreOffice/4.2.7.2$Linux_X86_64 LibreOffice_project/420m0$Build-2</meta:generator>
    <dc:title>nta_whitepaper</dc:title>
    <dc:date>2015-04-08T18:22:12.275102322</dc:date>
    <meta:document-statistic meta:table-count="1" meta:image-count="5" meta:object-count="0" meta:page-count="3" meta:paragraph-count="61" meta:word-count="744" meta:character-count="5171" meta:non-whitespace-character-count="4487"/>
    <meta:template xlink:type="simple" xlink:actuate="onRequest" xlink:title="nta_whitepaper" xlink:href="../../../../../../../.config/libreoffice/4/user/template/nta_whitepaper.ott" meta:date="2015-03-19T12:52:24.899371170"/>
  </office:meta>
</office:document-meta>
</file>